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8" style:family="table-cell">
      <style:table-cell-properties fo:padding="0.0382in" fo:border-left="0.05pt solid #000000" fo:border-right="none" fo:border-top="none" fo:border-bottom="0.05pt solid #000000"/>
    </style:style>
    <style:style style:name="Tabelle1.B8"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7in" style:rel-column-width="13946*"/>
    </style:style>
    <style:style style:name="Tabelle4.B" style:family="table-column">
      <style:table-column-properties style:column-width="4.534in" style:rel-column-width="51589*"/>
    </style:style>
    <style:style style:name="Tabelle4.A1" style:family="table-cell">
      <style:table-cell-properties fo:padding="0.0382in" fo:border="none"/>
    </style:style>
    <style:style style:name="Table1" style:family="table">
      <style:table-properties style:width="5.8104in" fo:margin-left="0in" table:align="left" fo:keep-with-next="always" style:writing-mode="lr-tb"/>
    </style:style>
    <style:style style:name="Table1.A" style:family="table-column">
      <style:table-column-properties style:column-width="1.5007in"/>
    </style:style>
    <style:style style:name="Table1.B" style:family="table-column">
      <style:table-column-properties style:column-width="0.7451in"/>
    </style:style>
    <style:style style:name="Table1.C" style:family="table-column">
      <style:table-column-properties style:column-width="1.5674in"/>
    </style:style>
    <style:style style:name="Table1.D" style:family="table-column">
      <style:table-column-properties style:column-width="1.2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paragraph-properties fo:text-align="start" style:justify-single-word="false"/>
    </style:style>
    <style:style style:name="P6" style:family="paragraph" style:parent-style-name="Table_20_Contents">
      <style:text-properties style:font-name="Arial" fo:font-size="12pt" fo:language="en" fo:country="GB" style:font-size-asian="12pt" style:font-size-complex="12pt"/>
    </style:style>
    <style:style style:name="P7" style:family="paragraph" style:parent-style-name="Table_20_Contents">
      <style:text-properties style:font-name="Arial" fo:font-size="12pt" fo:language="en" fo:country="GB" officeooo:rsid="001504a7" officeooo:paragraph-rsid="001504a7" style:font-size-asian="12pt" style:font-size-complex="12pt"/>
    </style:style>
    <style:style style:name="P8" style:family="paragraph" style:parent-style-name="Table_20_Contents">
      <style:paragraph-properties fo:text-align="justify" style:justify-single-word="false"/>
      <style:text-properties officeooo:rsid="0016ed66" officeooo:paragraph-rsid="0016ed66"/>
    </style:style>
    <style:style style:name="P9" style:family="paragraph" style:parent-style-name="Table_20_Contents">
      <style:paragraph-properties fo:text-align="center" style:justify-single-word="false"/>
      <style:text-properties officeooo:rsid="0016ed66" officeooo:paragraph-rsid="0016ed66"/>
    </style:style>
    <style:style style:name="P10" style:family="paragraph" style:parent-style-name="Table_20_Contents">
      <style:paragraph-properties fo:text-align="center" style:justify-single-word="false"/>
      <style:text-properties officeooo:rsid="0016ed66" officeooo:paragraph-rsid="0018d5eb"/>
    </style:style>
    <style:style style:name="P11" style:family="paragraph" style:parent-style-name="Table_20_Contents">
      <style:paragraph-properties fo:text-align="center" style:justify-single-word="false"/>
      <style:text-properties officeooo:rsid="0018d5eb" officeooo:paragraph-rsid="0018d5eb"/>
    </style:style>
    <style:style style:name="P12" style:family="paragraph" style:parent-style-name="Table_20_Contents">
      <style:paragraph-properties fo:text-align="start" style:justify-single-word="false"/>
      <style:text-properties officeooo:rsid="001d14d5" officeooo:paragraph-rsid="001d14d5"/>
    </style:style>
    <style:style style:name="P13" style:family="paragraph" style:parent-style-name="Normal-text">
      <style:paragraph-properties fo:margin-left="0in" fo:margin-right="0in" fo:line-height="100%" fo:text-indent="0in"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5"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officeooo:rsid="001504a7" officeooo:paragraph-rsid="001504a7" style:font-size-asian="12pt" style:font-size-complex="12pt"/>
    </style:style>
    <style:style style:name="P16" style:family="paragraph" style:parent-style-name="Table_20_Contents">
      <style:paragraph-properties fo:margin-left="0.65in" fo:margin-right="0in" fo:line-height="150%" fo:text-indent="-0.4in" style:auto-text-indent="false">
        <style:tab-stops/>
      </style:paragraph-properties>
    </style:style>
    <style:style style:name="P17" style:family="paragraph" style:parent-style-name="Normal-text">
      <style:paragraph-properties fo:line-height="100%"/>
      <style:text-properties fo:font-size="14pt" fo:font-weight="bold" style:font-size-asian="14pt" style:font-weight-asian="bold" style:font-size-complex="14pt" style:font-weight-complex="bold"/>
    </style:style>
    <style:style style:name="P18" style:family="paragraph" style:parent-style-name="Normal-text">
      <style:text-properties officeooo:rsid="0016ed37" officeooo:paragraph-rsid="0016ed37"/>
    </style:style>
    <style:style style:name="P19" style:family="paragraph" style:parent-style-name="Normal-text">
      <style:text-properties officeooo:rsid="001af1fe" officeooo:paragraph-rsid="001af1fe"/>
    </style:style>
    <style:style style:name="P20" style:family="paragraph" style:parent-style-name="Normal-text">
      <style:text-properties officeooo:paragraph-rsid="001ae902"/>
    </style:style>
    <style:style style:name="P21" style:family="paragraph" style:parent-style-name="Normal-text">
      <style:text-properties officeooo:rsid="001d14d5" officeooo:paragraph-rsid="001d14d5"/>
    </style:style>
    <style:style style:name="P22" style:family="paragraph" style:parent-style-name="Normal-text">
      <style:text-properties officeooo:paragraph-rsid="0021ae30"/>
    </style:style>
    <style:style style:name="P23" style:family="paragraph" style:parent-style-name="Normal-text">
      <style:text-properties officeooo:rsid="002324fc" officeooo:paragraph-rsid="002324fc"/>
    </style:style>
    <style:style style:name="P24" style:family="paragraph" style:parent-style-name="Standard">
      <style:paragraph-properties fo:line-height="150%" fo:text-align="start" style:justify-single-word="false"/>
      <style:text-properties style:font-name="Arial" fo:font-size="14pt" style:font-size-asian="14pt" style:font-size-complex="14pt"/>
    </style:style>
    <style:style style:name="P25"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2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27"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28"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29"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30"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31"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32"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33"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34"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35" style:family="paragraph" style:parent-style-name="CV-Heading">
      <style:paragraph-properties fo:break-before="page"/>
    </style:style>
    <style:style style:name="P36" style:family="paragraph" style:parent-style-name="List-of-abbreviations-Heading">
      <style:paragraph-properties fo:break-before="page"/>
    </style:style>
    <style:style style:name="P37" style:family="paragraph" style:parent-style-name="Illustration_20_Index_20_Heading">
      <style:paragraph-properties fo:break-before="page"/>
    </style:style>
    <style:style style:name="P38" style:family="paragraph" style:parent-style-name="Table_20_Heading">
      <style:text-properties officeooo:rsid="0016ed66" officeooo:paragraph-rsid="0016ed66"/>
    </style:style>
    <style:style style:name="P39" style:family="paragraph" style:parent-style-name="Table_20_Heading">
      <style:paragraph-properties fo:text-align="start" style:justify-single-word="false"/>
      <style:text-properties officeooo:rsid="0016ed66" officeooo:paragraph-rsid="0016ed66"/>
    </style:style>
    <style:style style:name="P40" style:family="paragraph" style:parent-style-name="Table_20_Heading">
      <style:text-properties officeooo:rsid="0018d5eb" officeooo:paragraph-rsid="0018d5eb"/>
    </style:style>
    <style:style style:name="P41" style:family="paragraph" style:parent-style-name="Table">
      <style:paragraph-properties fo:text-align="center" style:justify-single-word="false"/>
    </style:style>
    <style:style style:name="P42" style:family="paragraph" style:parent-style-name="First_20_page_3a__20_Standard">
      <style:text-properties style:font-name="Arial" fo:font-size="15pt" fo:language="en" fo:country="GB" style:font-size-asian="15pt" style:font-size-complex="15pt"/>
    </style:style>
    <style:style style:name="P43" style:family="paragraph" style:parent-style-name="Normal-text-no-indention">
      <style:text-properties officeooo:rsid="0016ed37" officeooo:paragraph-rsid="0016ed37"/>
    </style:style>
    <style:style style:name="P44" style:family="paragraph" style:parent-style-name="Normal-text-no-indention">
      <style:text-properties officeooo:paragraph-rsid="0018d5eb"/>
    </style:style>
    <style:style style:name="P45" style:family="paragraph" style:parent-style-name="Normal-text-no-indention">
      <style:text-properties officeooo:rsid="001a4285" officeooo:paragraph-rsid="001a4285"/>
    </style:style>
    <style:style style:name="P46" style:family="paragraph" style:parent-style-name="Normal-text-no-indention">
      <style:text-properties officeooo:paragraph-rsid="001ae902"/>
    </style:style>
    <style:style style:name="P47" style:family="paragraph" style:parent-style-name="Normal-text-no-indention">
      <style:text-properties officeooo:rsid="001af1fe" officeooo:paragraph-rsid="001af1fe"/>
    </style:style>
    <style:style style:name="P48" style:family="paragraph" style:parent-style-name="Normal-text-no-indention">
      <style:text-properties officeooo:paragraph-rsid="001af1fe"/>
    </style:style>
    <style:style style:name="P49" style:family="paragraph" style:parent-style-name="Normal-text-no-indention">
      <style:text-properties officeooo:rsid="001d14d5" officeooo:paragraph-rsid="001d14d5"/>
    </style:style>
    <style:style style:name="P50" style:family="paragraph" style:parent-style-name="Normal-text-no-indention">
      <style:text-properties officeooo:rsid="0018d5eb" officeooo:paragraph-rsid="00254f89"/>
    </style:style>
    <style:style style:name="P51" style:family="paragraph" style:parent-style-name="Normal-text-no-indention">
      <style:text-properties officeooo:rsid="0021ae30" officeooo:paragraph-rsid="0021ae30"/>
    </style:style>
    <style:style style:name="P52" style:family="paragraph" style:parent-style-name="Normal-text-no-indention">
      <style:text-properties officeooo:rsid="002324fc" officeooo:paragraph-rsid="002324fc"/>
    </style:style>
    <style:style style:name="P53" style:family="paragraph" style:parent-style-name="Normal-text-no-indention">
      <style:text-properties officeooo:rsid="00266817" officeooo:paragraph-rsid="00266817"/>
    </style:style>
    <style:style style:name="P54" style:family="paragraph" style:parent-style-name="Contents_20_1">
      <style:paragraph-properties>
        <style:tab-stops>
          <style:tab-stop style:position="5.9846in" style:type="right" style:leader-style="dotted" style:leader-text="."/>
        </style:tab-stops>
      </style:paragraph-properties>
    </style:style>
    <style:style style:name="P55" style:family="paragraph" style:parent-style-name="Contents_20_2">
      <style:paragraph-properties>
        <style:tab-stops>
          <style:tab-stop style:position="5.9256in" style:type="right" style:leader-style="dotted" style:leader-text="."/>
        </style:tab-stops>
      </style:paragraph-properties>
    </style:style>
    <style:style style:name="P56" style:family="paragraph" style:parent-style-name="Contents_20_3">
      <style:paragraph-properties>
        <style:tab-stops>
          <style:tab-stop style:position="5.8472in" style:type="right" style:leader-style="dotted" style:leader-text="."/>
        </style:tab-stops>
      </style:paragraph-properties>
    </style:style>
    <style:style style:name="P57" style:family="paragraph" style:parent-style-name="User_20_Index_20_1">
      <style:paragraph-properties>
        <style:tab-stops>
          <style:tab-stop style:position="5.7681in" style:type="right" style:leader-style="dotted" style:leader-text="."/>
        </style:tab-stops>
      </style:paragraph-properties>
    </style:style>
    <style:style style:name="P58" style:family="paragraph" style:parent-style-name="Table_20_index_20_1">
      <style:paragraph-properties>
        <style:tab-stops>
          <style:tab-stop style:position="5.7681in" style:type="right" style:leader-style="dotted" style:leader-text="."/>
        </style:tab-stops>
      </style:paragraph-properties>
    </style:style>
    <style:style style:name="P59" style:family="paragraph" style:parent-style-name="Heading_20_1">
      <style:text-properties officeooo:rsid="0016ed37" officeooo:paragraph-rsid="0016ed37"/>
    </style:style>
    <style:style style:name="P60" style:family="paragraph" style:parent-style-name="Heading_20_1" style:master-page-name="Textseiten">
      <style:paragraph-properties style:page-number="1"/>
    </style:style>
    <style:style style:name="P61" style:family="paragraph" style:parent-style-name="Heading_20_1" style:master-page-name="Anhänge">
      <style:paragraph-properties style:page-number="1"/>
    </style:style>
    <style:style style:name="P62" style:family="paragraph" style:parent-style-name="Heading_20_1">
      <style:paragraph-properties fo:break-before="page"/>
    </style:style>
    <style:style style:name="P63" style:family="paragraph" style:parent-style-name="Heading_20_2">
      <style:text-properties officeooo:rsid="0016ed37" officeooo:paragraph-rsid="0016ed37"/>
    </style:style>
    <style:style style:name="P64" style:family="paragraph" style:parent-style-name="Heading_20_2">
      <style:text-properties officeooo:rsid="00266817" officeooo:paragraph-rsid="00266817"/>
    </style:style>
    <style:style style:name="P65" style:family="paragraph" style:parent-style-name="Heading_20_3">
      <style:text-properties officeooo:rsid="0018d5eb" officeooo:paragraph-rsid="0018d5eb"/>
    </style:style>
    <style:style style:name="P66" style:family="paragraph" style:parent-style-name="Heading_20_3">
      <style:text-properties officeooo:rsid="00266817" officeooo:paragraph-rsid="00266817"/>
    </style:style>
    <style:style style:name="P67" style:family="paragraph" style:parent-style-name="Contents_20_Heading" style:master-page-name="Verzeichnisse">
      <style:paragraph-properties style:page-number="auto"/>
    </style:style>
    <style:style style:name="P68" style:family="paragraph" style:parent-style-name="Normal-text" style:list-style-name="L1">
      <style:text-properties officeooo:rsid="001d14d5" officeooo:paragraph-rsid="001d14d5"/>
    </style:style>
    <style:style style:name="P69" style:family="paragraph" style:parent-style-name="Normal-text" style:list-style-name="L2">
      <style:text-properties officeooo:rsid="001a4285" officeooo:paragraph-rsid="001a4285"/>
    </style:style>
    <style:style style:name="P70" style:family="paragraph" style:parent-style-name="Normal-text" style:list-style-name="L2">
      <style:text-properties officeooo:rsid="001ae902" officeooo:paragraph-rsid="001ae902"/>
    </style:style>
    <style:style style:name="P71" style:family="paragraph" style:parent-style-name="Normal-text" style:list-style-name="L3">
      <style:text-properties officeooo:rsid="001af1fe" officeooo:paragraph-rsid="001af1fe"/>
    </style:style>
    <style:style style:name="P72" style:family="paragraph" style:parent-style-name="Normal-text" style:list-style-name="L4">
      <style:text-properties officeooo:rsid="001af1fe" officeooo:paragraph-rsid="001af1fe"/>
    </style:style>
    <style:style style:name="P73" style:family="paragraph" style:parent-style-name="Normal-text" style:list-style-name="L5">
      <style:text-properties officeooo:rsid="001af1fe" officeooo:paragraph-rsid="001af1fe"/>
    </style:style>
    <style:style style:name="P74" style:family="paragraph" style:parent-style-name="Normal-text" style:list-style-name="L6">
      <style:text-properties officeooo:rsid="001af1fe" officeooo:paragraph-rsid="001af1fe"/>
    </style:style>
    <style:style style:name="P75" style:family="paragraph" style:parent-style-name="Normal-text" style:list-style-name="L7">
      <style:text-properties officeooo:rsid="001af1fe" officeooo:paragraph-rsid="001af1fe"/>
    </style:style>
    <style:style style:name="P76" style:family="paragraph" style:parent-style-name="Normal-text" style:list-style-name="L8">
      <style:text-properties officeooo:rsid="0021ae30" officeooo:paragraph-rsid="0021ae30"/>
    </style:style>
    <style:style style:name="P77" style:family="paragraph" style:parent-style-name="Normal-text" style:list-style-name="L9">
      <style:text-properties officeooo:rsid="0018d5eb" officeooo:paragraph-rsid="0018d5eb"/>
    </style:style>
    <style:style style:name="P78" style:family="paragraph" style:parent-style-name="Normal-text-no-indention" style:list-style-name="L9">
      <style:text-properties officeooo:rsid="0018d5eb" officeooo:paragraph-rsid="0018d5eb"/>
    </style:style>
    <style:style style:name="T1" style:family="text">
      <style:text-properties style:font-name-asian="Times New Roman" style:font-name-complex="Times New Roman"/>
    </style:style>
    <style:style style:name="T2" style:family="text">
      <style:text-properties officeooo:rsid="001504a7"/>
    </style:style>
    <style:style style:name="T3" style:family="text">
      <style:text-properties officeooo:rsid="0018d5eb"/>
    </style:style>
    <style:style style:name="T4" style:family="text">
      <style:text-properties officeooo:rsid="001a4285"/>
    </style:style>
    <style:style style:name="T5" style:family="text">
      <style:text-properties officeooo:rsid="001ae902"/>
    </style:style>
    <style:style style:name="T6" style:family="text">
      <style:text-properties officeooo:rsid="001cdb5f"/>
    </style:style>
    <style:style style:name="T7" style:family="text">
      <style:text-properties officeooo:rsid="001d14d5"/>
    </style:style>
    <style:style style:name="T8" style:family="text">
      <style:text-properties officeooo:rsid="001db874"/>
    </style:style>
    <style:style style:name="T9" style:family="text">
      <style:text-properties officeooo:rsid="0021ae30"/>
    </style:style>
    <style:style style:name="T10" style:family="text">
      <style:text-properties officeooo:rsid="002324fc"/>
    </style:style>
    <style:style style:name="T11" style:family="text">
      <style:text-properties officeooo:rsid="0025109a"/>
    </style:style>
    <style:style style:name="T12" style:family="text">
      <style:text-properties officeooo:rsid="00254f8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42"/>
      <text:p text:style-name="P25"/>
      <text:p text:style-name="P25"><text:s/></text:p>
      <text:p text:style-name="P25"/>
      <text:p text:style-name="P26"><text:text-input text:description="Type of paper/thesis">Technical Report</text:text-input></text:p>
      <text:p text:style-name="P26"/>
      <text:p text:style-name="P26"/>
      <text:p text:style-name="P28"><text:text-input text:description="Title of paper">Evaluation of SDR Boards and Toolchains</text:text-input></text:p>
      <text:p text:style-name="P27"><text:s/><text:span text:style-name="T1">– </text:span><text:span text:style-name="T1"><text:text-input text:description="Subtitle of paper">Evaluation of the Technical Specifications</text:text-input></text:span><text:s/><text:span text:style-name="T1">–</text:span> </text:p>
      <text:p text:style-name="P26"/>
      <text:p text:style-name="P25"/>
      <text:p text:style-name="P25"/>
      <text:p text:style-name="P25"/>
      <text:p text:style-name="P25"/>
      <text:p text:style-name="P32"/>
      <text:p text:style-name="P29"/>
      <table:table table:name="Tabelle1" table:style-name="Tabelle1">
        <table:table-column table:style-name="Tabelle1.A"/>
        <table:table-column table:style-name="Tabelle1.B"/>
        <table:table-header-rows>
          <table:table-row>
            <table:table-cell table:style-name="Tabelle1.A1" office:value-type="string">
              <text:p text:style-name="P6"><text:span text:style-name="T2">Authors:</text:span> </text:p>
            </table:table-cell>
            <table:table-cell table:style-name="Tabelle1.B1" office:value-type="string">
              <text:p text:style-name="P7">Sheila Christiansen</text:p>
            </table:table-cell>
          </table:table-row>
        </table:table-header-rows>
        <table:table-row>
          <table:table-cell table:style-name="Tabelle1.A2" office:value-type="string">
            <text:p text:style-name="P6"/>
          </table:table-cell>
          <table:table-cell table:style-name="Tabelle1.B2" office:value-type="string">
            <text:p text:style-name="P7">Alexandru Csete</text:p>
          </table:table-cell>
        </table:table-row>
        <table:table-row>
          <table:table-cell table:style-name="Tabelle1.A2" office:value-type="string">
            <text:p text:style-name="P6"/>
          </table:table-cell>
          <table:table-cell table:style-name="Tabelle1.B2" office:value-type="string">
            <text:p text:style-name="P6"/>
          </table:table-cell>
        </table:table-row>
        <table:table-row>
          <table:table-cell table:style-name="Tabelle1.A2" office:value-type="string">
            <text:p text:style-name="P6"/>
          </table:table-cell>
          <table:table-cell table:style-name="Tabelle1.B2" office:value-type="string">
            <text:p text:style-name="P6"/>
          </table:table-cell>
        </table:table-row>
        <table:table-row>
          <table:table-cell table:style-name="Tabelle1.A2" office:value-type="string">
            <text:p text:style-name="P6"/>
          </table:table-cell>
          <table:table-cell table:style-name="Tabelle1.B2" office:value-type="string">
            <text:p text:style-name="P14"/>
          </table:table-cell>
        </table:table-row>
        <table:table-row>
          <table:table-cell table:style-name="Tabelle1.A2" office:value-type="string">
            <text:p text:style-name="P6"><text:span text:style-name="T2">Date</text:span>:</text:p>
          </table:table-cell>
          <table:table-cell table:style-name="Tabelle1.B2" office:value-type="string">
            <text:p text:style-name="P15">YYYY-MM-DD</text:p>
          </table:table-cell>
        </table:table-row>
        <table:table-row>
          <table:table-cell table:style-name="Tabelle1.A2" office:value-type="string">
            <text:p text:style-name="P7">Version:</text:p>
          </table:table-cell>
          <table:table-cell table:style-name="Tabelle1.B2" office:value-type="string">
            <text:p text:style-name="P15">1.0</text:p>
          </table:table-cell>
        </table:table-row>
        <table:table-row>
          <table:table-cell table:style-name="Tabelle1.A8" office:value-type="string">
            <text:p text:style-name="P7">Status:</text:p>
          </table:table-cell>
          <table:table-cell table:style-name="Tabelle1.B8" office:value-type="string">
            <text:p text:style-name="P15">Draft</text:p>
          </table:table-cell>
        </table:table-row>
      </table:table>
      <text:p text:style-name="P34"/>
      <text:p text:style-name="P33"/>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67">Table of Contents</text:p>
          </text:index-title>
          <text:p text:style-name="P54"><text:a xlink:type="simple" xlink:href="#__RefHeading__538_729210063" text:style-name="Internetlink-ohne-Auszeichnung" text:visited-style-name="Internetlink-ohne-Auszeichnung">1 <text:s text:c="3"/>Introduction<text:tab/>1</text:a></text:p>
          <text:p text:style-name="P55"><text:a xlink:type="simple" xlink:href="#__RefHeading___Toc586_1742175197" text:style-name="Internetlink-ohne-Auszeichnung" text:visited-style-name="Internetlink-ohne-Auszeichnung">1.1 <text:s text:c="2"/>Purpose and Scope<text:tab/>1</text:a></text:p>
          <text:p text:style-name="P55"><text:a xlink:type="simple" xlink:href="#__RefHeading___Toc763_1742175197" text:style-name="Internetlink-ohne-Auszeichnung" text:visited-style-name="Internetlink-ohne-Auszeichnung">1.2 <text:s text:c="2"/>Selected SDR devices<text:tab/>1</text:a></text:p>
          <text:p text:style-name="P55"><text:a xlink:type="simple" xlink:href="#__RefHeading___Toc588_1742175197" text:style-name="Internetlink-ohne-Auszeichnung" text:visited-style-name="Internetlink-ohne-Auszeichnung">1.3 <text:s text:c="2"/>Evaluation Criteria<text:tab/>2</text:a></text:p>
          <text:p text:style-name="P55"><text:a xlink:type="simple" xlink:href="#__RefHeading___Toc590_1742175197" text:style-name="Internetlink-ohne-Auszeichnung" text:visited-style-name="Internetlink-ohne-Auszeichnung">1.4 <text:s text:c="2"/>Evaluation Methods<text:tab/>3</text:a></text:p>
          <text:p text:style-name="P54"><text:a xlink:type="simple" xlink:href="#__RefHeading__540_729210063" text:style-name="Internetlink-ohne-Auszeichnung" text:visited-style-name="Internetlink-ohne-Auszeichnung">2 <text:s text:c="3"/>Test Setup and Procedures<text:tab/>3</text:a></text:p>
          <text:p text:style-name="P55"><text:a xlink:type="simple" xlink:href="#__RefHeading__542_729210063" text:style-name="Internetlink-ohne-Auszeichnung" text:visited-style-name="Internetlink-ohne-Auszeichnung">2.1 <text:s text:c="2"/>Receiver Noise Figure<text:tab/>3</text:a></text:p>
          <text:p text:style-name="P55"><text:a xlink:type="simple" xlink:href="#__RefHeading___Toc594_1742175197" text:style-name="Internetlink-ohne-Auszeichnung" text:visited-style-name="Internetlink-ohne-Auszeichnung">2.2 <text:s text:c="2"/>Receiver Dynamic Range<text:tab/>3</text:a></text:p>
          <text:p text:style-name="P55"><text:a xlink:type="simple" xlink:href="#__RefHeading___Toc598_1742175197" text:style-name="Internetlink-ohne-Auszeichnung" text:visited-style-name="Internetlink-ohne-Auszeichnung">2.3 <text:s text:c="2"/>Receiver Spectral Purity<text:tab/>3</text:a></text:p>
          <text:p text:style-name="P55"><text:a xlink:type="simple" xlink:href="#__RefHeading___Toc600_1742175197" text:style-name="Internetlink-ohne-Auszeichnung" text:visited-style-name="Internetlink-ohne-Auszeichnung">2.4 <text:s text:c="2"/>Transmitter Spectral Purity<text:tab/>3</text:a></text:p>
          <text:p text:style-name="P55"><text:a xlink:type="simple" xlink:href="#__RefHeading___Toc602_1742175197" text:style-name="Internetlink-ohne-Auszeichnung" text:visited-style-name="Internetlink-ohne-Auszeichnung">2.5 <text:s text:c="2"/>Transmitter Outout Power<text:tab/>3</text:a></text:p>
          <text:p text:style-name="P55"><text:a xlink:type="simple" xlink:href="#__RefHeading___Toc604_1742175197" text:style-name="Internetlink-ohne-Auszeichnung" text:visited-style-name="Internetlink-ohne-Auszeichnung">2.6 <text:s text:c="2"/>Transmitter MER<text:tab/>3</text:a></text:p>
          <text:p text:style-name="P55"><text:a xlink:type="simple" xlink:href="#__RefHeading___Toc606_1742175197" text:style-name="Internetlink-ohne-Auszeichnung" text:visited-style-name="Internetlink-ohne-Auszeichnung">2.7 <text:s text:c="2"/>Test Software<text:tab/>3</text:a></text:p>
          <text:p text:style-name="P54"><text:a xlink:type="simple" xlink:href="#__RefHeading___Toc608_1742175197" text:style-name="Internetlink-ohne-Auszeichnung" text:visited-style-name="Internetlink-ohne-Auszeichnung">3 <text:s text:c="3"/>Test Results<text:tab/>3</text:a></text:p>
          <text:p text:style-name="P55"><text:a xlink:type="simple" xlink:href="#__RefHeading___Toc610_1742175197" text:style-name="Internetlink-ohne-Auszeichnung" text:visited-style-name="Internetlink-ohne-Auszeichnung">3.1 <text:s text:c="2"/>RTL-SDR V3<text:tab/>3</text:a></text:p>
          <text:p text:style-name="P56"><text:a xlink:type="simple" xlink:href="#__RefHeading___Toc612_1742175197" text:style-name="Internetlink-ohne-Auszeichnung" text:visited-style-name="Internetlink-ohne-Auszeichnung">3.1.1 <text:s text:c="2"/>Receiver Noise Figure<text:tab/>4</text:a></text:p>
          <text:p text:style-name="P56"><text:a xlink:type="simple" xlink:href="#__RefHeading___Toc614_1742175197" text:style-name="Internetlink-ohne-Auszeichnung" text:visited-style-name="Internetlink-ohne-Auszeichnung">3.1.2 <text:s text:c="2"/>Receiver Blocking Dynamic Range<text:tab/>4</text:a></text:p>
          <text:p text:style-name="P56"><text:a xlink:type="simple" xlink:href="#__RefHeading___Toc616_1742175197" text:style-name="Internetlink-ohne-Auszeichnung" text:visited-style-name="Internetlink-ohne-Auszeichnung">3.1.3 <text:s text:c="2"/>Receiver Spectral Purity<text:tab/>4</text:a></text:p>
          <text:p text:style-name="P56"><text:a xlink:type="simple" xlink:href="#__RefHeading___Toc618_1742175197" text:style-name="Internetlink-ohne-Auszeichnung" text:visited-style-name="Internetlink-ohne-Auszeichnung">3.1.4 <text:s text:c="2"/>Transmitter Spectral Purity<text:tab/>4</text:a></text:p>
          <text:p text:style-name="P56"><text:a xlink:type="simple" xlink:href="#__RefHeading___Toc620_1742175197" text:style-name="Internetlink-ohne-Auszeichnung" text:visited-style-name="Internetlink-ohne-Auszeichnung">3.1.5 <text:s text:c="2"/>Transmitter Output Power<text:tab/>4</text:a></text:p>
          <text:p text:style-name="P56"><text:a xlink:type="simple" xlink:href="#__RefHeading___Toc622_1742175197" text:style-name="Internetlink-ohne-Auszeichnung" text:visited-style-name="Internetlink-ohne-Auszeichnung">3.1.6 <text:s text:c="2"/>Transmitter MER<text:tab/>4</text:a></text:p>
          <text:p text:style-name="P55"><text:a xlink:type="simple" xlink:href="#__RefHeading___Toc624_1742175197" text:style-name="Internetlink-ohne-Auszeichnung" text:visited-style-name="Internetlink-ohne-Auszeichnung">3.2 <text:s text:c="2"/>Airspy Mini<text:tab/>4</text:a></text:p>
          <text:p text:style-name="P55"><text:a xlink:type="simple" xlink:href="#__RefHeading___Toc626_1742175197" text:style-name="Internetlink-ohne-Auszeichnung" text:visited-style-name="Internetlink-ohne-Auszeichnung">3.3 <text:s text:c="2"/>SDRplay RSPduo<text:tab/>4</text:a></text:p>
          <text:p text:style-name="P55"><text:a xlink:type="simple" xlink:href="#__RefHeading___Toc628_1742175197" text:style-name="Internetlink-ohne-Auszeichnung" text:visited-style-name="Internetlink-ohne-Auszeichnung">3.4 <text:s text:c="2"/>LimeSDR Mini<text:tab/>4</text:a></text:p>
          <text:p text:style-name="P55"><text:a xlink:type="simple" xlink:href="#__RefHeading___Toc630_1742175197" text:style-name="Internetlink-ohne-Auszeichnung" text:visited-style-name="Internetlink-ohne-Auszeichnung">3.5 <text:s text:c="2"/>BladeRF 2.0 Micro<text:tab/>4</text:a></text:p>
          <text:p text:style-name="P55"><text:a xlink:type="simple" xlink:href="#__RefHeading___Toc632_1742175197" text:style-name="Internetlink-ohne-Auszeichnung" text:visited-style-name="Internetlink-ohne-Auszeichnung">3.6 <text:s text:c="2"/>Ettus USRP B210<text:tab/>4</text:a></text:p>
          <text:p text:style-name="P55"><text:a xlink:type="simple" xlink:href="#__RefHeading___Toc634_1742175197" text:style-name="Internetlink-ohne-Auszeichnung" text:visited-style-name="Internetlink-ohne-Auszeichnung">3.7 <text:s text:c="2"/>PlutoSDR<text:tab/>4</text:a></text:p>
          <text:p text:style-name="P54"><text:a xlink:type="simple" xlink:href="#__RefHeading___Toc636_1742175197" text:style-name="Internetlink-ohne-Auszeichnung" text:visited-style-name="Internetlink-ohne-Auszeichnung">4 <text:s text:c="3"/>Test Setup Verification<text:tab/>4</text:a></text:p>
          <text:p text:style-name="P54"><text:a xlink:type="simple" xlink:href="#__RefHeading__548_729210063" text:style-name="Internetlink-ohne-Auszeichnung" text:visited-style-name="Internetlink-ohne-Auszeichnung">5 <text:s text:c="3"/>Conclusion<text:tab/>4</text:a></text:p>
          <text:p text:style-name="P54"><text:a xlink:type="simple" xlink:href="#__RefHeading__550_729210063" text:style-name="Internetlink-ohne-Auszeichnung" text:visited-style-name="Internetlink-ohne-Auszeichnung">6 <text:s text:c="3"/>Appendices<text:tab/>I</text:a></text:p>
          <text:p text:style-name="P54"><text:a xlink:type="simple" xlink:href="#__RefHeading__552_729210063" text:style-name="Internetlink-ohne-Auszeichnung" text:visited-style-name="Internetlink-ohne-Auszeichnung">7 <text:s text:c="3"/>Bibliography<text:tab/>II</text:a></text:p>
        </text:index-body>
      </text:table-of-content>
      <text:p text:style-name="P24"/>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7">List of Figures</text:p>
          </text:index-title>
        </text:index-body>
      </text:illustration-index>
      <text:p text:style-name="P30"/>
      <text:table-index text:style-name="Sect1"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 of Tables</text:p>
          </text:index-title>
          <text:p text:style-name="P58"><text:s text:c="2"/>Table 1.1: SelectedSDR devices under test.<text:tab/>2</text:p>
        </text:index-body>
      </text:table-index>
      <text:p text:style-name="P30"/>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57">Appendix I: Heading of this appendix<text:tab/>I</text:p>
        </text:index-body>
      </text:user-index>
      <text:p text:style-name="P31"/>
      <text:p text:style-name="List-of-abbreviations-Heading"/>
      <text:p text:style-name="P3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5"/>
            </table:table-cell>
            <table:table-cell table:style-name="Tabelle4.A1" office:value-type="string">
              <text:p text:style-name="P5"/>
            </table:table-cell>
          </table:table-row>
        </table:table-header-rows>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DR</text:p>
          </table:table-cell>
          <table:table-cell table:style-name="Tabelle4.A1" office:value-type="string">
            <text:p text:style-name="P12">Dynamic range</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MDS</text:p>
          </table:table-cell>
          <table:table-cell table:style-name="Tabelle4.A1" office:value-type="string">
            <text:p text:style-name="P12">Minimum detectable signal</text:p>
          </table:table-cell>
        </table:table-row>
        <table:table-row>
          <table:table-cell table:style-name="Tabelle4.A1" office:value-type="string">
            <text:p text:style-name="P12">NF</text:p>
          </table:table-cell>
          <table:table-cell table:style-name="Tabelle4.A1" office:value-type="string">
            <text:p text:style-name="P12">Noise figure</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SDR</text:p>
          </table:table-cell>
          <table:table-cell table:style-name="Tabelle4.A1" office:value-type="string">
            <text:p text:style-name="P12">Software defined radio</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60" text:outline-level="1"><text:bookmark-start text:name="__RefHeading__538_729210063"/>Introduction<text:bookmark-end text:name="__RefHeading__538_729210063"/></text:h>
      <text:h text:style-name="P63" text:outline-level="2"><text:bookmark-start text:name="__RefHeading___Toc586_1742175197"/>Purpose and Scope<text:bookmark-end text:name="__RefHeading___Toc586_1742175197"/></text:h>
      <text:p text:style-name="Normal-text-no-indention">During recent years, we have seen tremendous development in the availability of low cost, consumer-grade SDR hardware. Unfortunately, the low cost and the fast pace at which SDR hardware is developed does not leave much room for delivering complete turnkey solutions to the users. Hardware is often delivered as “evaluation boards” and software support is often left to third parties.</text:p>
      <text:p text:style-name="P22">The purpose of this activity is to evaluate a selection of currently available SDR hardware and software from a satellite communications point of view, <text:span text:style-name="T9">in order to provide prospective users with independent data that is often not available from the manufacturers. </text:span>The evaluation <text:s/>include<text:span text:style-name="T7">s</text:span> both analytical assessments of the hardware and software capabilities, as well as lab tests supplemented by over the air usage of the systems.</text:p>
      <text:p text:style-name="P21">The work <text:span text:style-name="T9">wa</text:span>s executed in three parts:</text:p>
      <text:list xml:id="list1620861811" text:style-name="L1">
        <text:list-item>
          <text:p text:style-name="P68">Evaluation of the technical specifications of SDR hardware</text:p>
        </text:list-item>
        <text:list-item>
          <text:p text:style-name="P68">Over the air evaluation</text:p>
        </text:list-item>
        <text:list-item>
          <text:p text:style-name="P68">SDR software evaluation</text:p>
        </text:list-item>
      </text:list>
      <text:p text:style-name="P18"/>
      <text:p text:style-name="P49">This report covers part 1, Evaluation of the technical specifications of selceted SDR devices.</text:p>
      <text:p text:style-name="P43"/>
      <text:h text:style-name="P63" text:outline-level="2"><text:bookmark-start text:name="__RefHeading___Toc763_1742175197"/>Selected SDR <text:span text:style-name="T7">devices</text:span><text:bookmark-end text:name="__RefHeading___Toc763_1742175197"/></text:h>
      <text:p text:style-name="P45">The SDR devices under test were selected according to the following criteria:</text:p>
      <text:list xml:id="list424123158" text:style-name="L2">
        <text:list-item>
          <text:p text:style-name="P69">Relevant for satellite communications, most notably for CubeSat projects</text:p>
        </text:list-item>
        <text:list-item>
          <text:p text:style-name="P69"><text:span text:style-name="T5">Affordable and e</text:span>asily available</text:p>
        </text:list-item>
        <text:list-item>
          <text:p text:style-name="P70">Variety in architecture and expected performance</text:p>
        </text:list-item>
      </text:list>
      <text:p text:style-name="P46"><text:span text:style-name="T5">The list of devices that were tested is shown in Table </text:span><text:span text:style-name="T5"><text:sequence-ref text:reference-format="value" text:ref-name="refTable0">1.1</text:sequence-ref></text:span><text:span text:style-name="T5"><text:s/>below.</text:span></text:p>
      <text:p text:style-name="P20"/>
      <table:table table:name="Table1" table:style-name="Table1">
        <table:table-column table:style-name="Table1.A"/>
        <table:table-column table:style-name="Table1.B"/>
        <table:table-column table:style-name="Table1.C"/>
        <table:table-column table:style-name="Table1.D"/>
        <table:table-column table:style-name="Table1.B"/>
        <table:table-header-rows>
          <text:soft-page-break/>
          <table:table-row>
            <table:table-cell table:style-name="Table1.A1" office:value-type="string">
              <text:p text:style-name="P39">Device</text:p>
            </table:table-cell>
            <table:table-cell table:style-name="Table1.A1" office:value-type="string">
              <text:p text:style-name="P38">Type</text:p>
            </table:table-cell>
            <table:table-cell table:style-name="Table1.A1" office:value-type="string">
              <text:p text:style-name="P38">Freq<text:span text:style-name="T3">uency</text:span> range</text:p>
            </table:table-cell>
            <table:table-cell table:style-name="Table1.A1" office:value-type="string">
              <text:p text:style-name="P38">Bandwidth</text:p>
            </table:table-cell>
            <table:table-cell table:style-name="Table1.E1" office:value-type="string">
              <text:p text:style-name="P40">Bits</text:p>
            </table:table-cell>
          </table:table-row>
        </table:table-header-rows>
        <table:table-row>
          <table:table-cell table:style-name="Table1.A2" office:value-type="string">
            <text:p text:style-name="P8">RTL-SDR V3</text:p>
          </table:table-cell>
          <table:table-cell table:style-name="Table1.A2" office:value-type="string">
            <text:p text:style-name="P9">RX</text:p>
          </table:table-cell>
          <table:table-cell table:style-name="Table1.A2" office:value-type="string">
            <text:p text:style-name="P9">0.1 – 1700 MHz</text:p>
          </table:table-cell>
          <table:table-cell table:style-name="Table1.A2" office:value-type="string">
            <text:p text:style-name="P9">3.2 MHz</text:p>
          </table:table-cell>
          <table:table-cell table:style-name="Table1.E2" office:value-type="string">
            <text:p text:style-name="P11">8</text:p>
          </table:table-cell>
        </table:table-row>
        <table:table-row>
          <table:table-cell table:style-name="Table1.A2" office:value-type="string">
            <text:p text:style-name="P8">Airspy Mini</text:p>
          </table:table-cell>
          <table:table-cell table:style-name="Table1.A2" office:value-type="string">
            <text:p text:style-name="P9">RX</text:p>
          </table:table-cell>
          <table:table-cell table:style-name="Table1.A2" office:value-type="string">
            <text:p text:style-name="P9">24 – 1700 MHz</text:p>
          </table:table-cell>
          <table:table-cell table:style-name="Table1.A2" office:value-type="string">
            <text:p text:style-name="P9">6 MHz</text:p>
          </table:table-cell>
          <table:table-cell table:style-name="Table1.E2" office:value-type="string">
            <text:p text:style-name="P11">12</text:p>
          </table:table-cell>
        </table:table-row>
        <table:table-row>
          <table:table-cell table:style-name="Table1.A2" office:value-type="string">
            <text:p text:style-name="P8">SDRplay RSPduo</text:p>
          </table:table-cell>
          <table:table-cell table:style-name="Table1.A2" office:value-type="string">
            <text:p text:style-name="P9">RX</text:p>
          </table:table-cell>
          <table:table-cell table:style-name="Table1.A2" office:value-type="string">
            <text:p text:style-name="P9">1 kHz – 2 GHz</text:p>
          </table:table-cell>
          <table:table-cell table:style-name="Table1.A2" office:value-type="string">
            <text:p text:style-name="P9">10 MHz</text:p>
          </table:table-cell>
          <table:table-cell table:style-name="Table1.E2" office:value-type="string">
            <text:p text:style-name="P11">12</text:p>
          </table:table-cell>
        </table:table-row>
        <table:table-row>
          <table:table-cell table:style-name="Table1.A2" office:value-type="string">
            <text:p text:style-name="P8">LimeSDR Mini</text:p>
          </table:table-cell>
          <table:table-cell table:style-name="Table1.A2" office:value-type="string">
            <text:p text:style-name="P9">RX/TX</text:p>
          </table:table-cell>
          <table:table-cell table:style-name="Table1.A2" office:value-type="string">
            <text:p text:style-name="P9">10 MHz – 3.5 GHz</text:p>
          </table:table-cell>
          <table:table-cell table:style-name="Table1.A2" office:value-type="string">
            <text:p text:style-name="P9">30 MHz</text:p>
          </table:table-cell>
          <table:table-cell table:style-name="Table1.E2" office:value-type="string">
            <text:p text:style-name="P11">12</text:p>
          </table:table-cell>
        </table:table-row>
        <table:table-row>
          <table:table-cell table:style-name="Table1.A2" office:value-type="string">
            <text:p text:style-name="P8">BladeRF 2.0 Micro</text:p>
          </table:table-cell>
          <table:table-cell table:style-name="Table1.A2" office:value-type="string">
            <text:p text:style-name="P9">RX/TX</text:p>
          </table:table-cell>
          <table:table-cell table:style-name="Table1.A2" office:value-type="string">
            <text:p text:style-name="P9">70 MHz – 6 GHz</text:p>
          </table:table-cell>
          <table:table-cell table:style-name="Table1.A2" office:value-type="string">
            <text:p text:style-name="P9">56 MHz</text:p>
          </table:table-cell>
          <table:table-cell table:style-name="Table1.E2" office:value-type="string">
            <text:p text:style-name="P11">12</text:p>
          </table:table-cell>
        </table:table-row>
        <table:table-row>
          <table:table-cell table:style-name="Table1.A2" office:value-type="string">
            <text:p text:style-name="P8">Ettus USRP B210</text:p>
          </table:table-cell>
          <table:table-cell table:style-name="Table1.A2" office:value-type="string">
            <text:p text:style-name="P9">RX/TX</text:p>
          </table:table-cell>
          <table:table-cell table:style-name="Table1.A2" office:value-type="string">
            <text:p text:style-name="P9">70 MHz – 6 GHz</text:p>
          </table:table-cell>
          <table:table-cell table:style-name="Table1.A2" office:value-type="string">
            <text:p text:style-name="P10">56 MHz</text:p>
          </table:table-cell>
          <table:table-cell table:style-name="Table1.E2" office:value-type="string">
            <text:p text:style-name="P11">12</text:p>
          </table:table-cell>
        </table:table-row>
        <table:table-row>
          <table:table-cell table:style-name="Table1.A2" office:value-type="string">
            <text:p text:style-name="P8">PlutoSDR</text:p>
          </table:table-cell>
          <table:table-cell table:style-name="Table1.A2" office:value-type="string">
            <text:p text:style-name="P9">RX/TX</text:p>
          </table:table-cell>
          <table:table-cell table:style-name="Table1.A2" office:value-type="string">
            <text:p text:style-name="P10">70 MHz – 6 GHz</text:p>
          </table:table-cell>
          <table:table-cell table:style-name="Table1.A2" office:value-type="string">
            <text:p text:style-name="P10">56 MHz</text:p>
          </table:table-cell>
          <table:table-cell table:style-name="Table1.E2" office:value-type="string">
            <text:p text:style-name="P11">12</text:p>
          </table:table-cell>
        </table:table-row>
      </table:table>
      <text:p text:style-name="P41">Table <text:sequence text:ref-name="refTable0" text:name="Table" text:formula="ooow:Table+1" style:num-format="1">1.1</text:sequence>: <text:span text:style-name="T5">Selected SDR devices under test.</text:span></text:p>
      <text:p text:style-name="P48"/>
      <text:h text:style-name="P63" text:outline-level="2"><text:bookmark-start text:name="__RefHeading___Toc588_1742175197"/>Evaluation Criteria<text:bookmark-end text:name="__RefHeading___Toc588_1742175197"/></text:h>
      <text:p text:style-name="P47">Given the scope of the activity, the evaluation of the devices was limited to the frequency bands used for satellite communications:</text:p>
      <text:list xml:id="list3106091402" text:style-name="L3">
        <text:list-item>
          <text:p text:style-name="P71">VHF: 145-146 MHz</text:p>
        </text:list-item>
        <text:list-item>
          <text:p text:style-name="P71">UHF: 435-438 MHz</text:p>
        </text:list-item>
        <text:list-item>
          <text:p text:style-name="P71">L-band: 1.26-1.30 GHz</text:p>
        </text:list-item>
        <text:list-item>
          <text:p text:style-name="P71">S-band: 2.0-2.1 GHz TX and 2.2-2.3 GHz RX</text:p>
        </text:list-item>
        <text:list-item>
          <text:p text:style-name="P71">S-band: 2.40-2.45 GHz</text:p>
        </text:list-item>
        <text:list-item>
          <text:p text:style-name="P71">C-band: 5.8 GHz</text:p>
        </text:list-item>
      </text:list>
      <text:p text:style-name="P19"/>
      <text:p text:style-name="P47">The evaluation criteria according to which the devices are evaluated are grouped in three groups:</text:p>
      <text:list xml:id="list240629373" text:style-name="L4">
        <text:list-item>
          <text:p text:style-name="P72">Generic parameters <text:span text:style-name="T6">(extracted from datasheets)</text:span>:</text:p>
        </text:list-item>
      </text:list>
      <text:list xml:id="list2261897268" text:style-name="L5">
        <text:list-item>
          <text:list>
            <text:list-item>
              <text:p text:style-name="P73">Frequency range, stability, and phase noise</text:p>
            </text:list-item>
            <text:list-item>
              <text:p text:style-name="P73">Maximum bandwidth</text:p>
            </text:list-item>
            <text:list-item>
              <text:p text:style-name="P73">Operating temperature range</text:p>
            </text:list-item>
            <text:list-item>
              <text:p text:style-name="P73">Const and availability</text:p>
            </text:list-item>
            <text:list-item>
              <text:p text:style-name="P73">Size and weight</text:p>
            </text:list-item>
          </text:list>
        </text:list-item>
      </text:list>
      <text:list xml:id="list202330075656778" text:continue-list="list240629373" text:style-name="L4">
        <text:list-item>
          <text:p text:style-name="P72">Receiver-specific parameters <text:span text:style-name="T6">(tested)</text:span>:</text:p>
        </text:list-item>
      </text:list>
      <text:list xml:id="list540956676" text:style-name="L6">
        <text:list-item>
          <text:list>
            <text:list-item>
              <text:p text:style-name="P74">Noise figure (NF) and minimum detectable signal (MDS)</text:p>
            </text:list-item>
            <text:list-item>
              <text:p text:style-name="P74"><text:span text:style-name="T8">Receiver</text:span> dynamic range</text:p>
            </text:list-item>
            <text:list-item>
              <text:p text:style-name="P74">Spectral purity</text:p>
            </text:list-item>
          </text:list>
        </text:list-item>
      </text:list>
      <text:list xml:id="list202330604140816" text:continue-list="list202330075656778" text:style-name="L4">
        <text:list-item>
          <text:p text:style-name="P72">Transmitter-specific parameters <text:span text:style-name="T6">(tested)</text:span>:</text:p>
        </text:list-item>
      </text:list>
      <text:list xml:id="list838538433" text:style-name="L7">
        <text:list-item>
          <text:list>
            <text:list-item>
              <text:p text:style-name="P75">Maximum output power</text:p>
            </text:list-item>
            <text:list-item>
              <text:p text:style-name="P75"><text:soft-page-break/>Spectral purity</text:p>
            </text:list-item>
            <text:list-item>
              <text:p text:style-name="P75">Achievable MER</text:p>
            </text:list-item>
          </text:list>
        </text:list-item>
      </text:list>
      <text:h text:style-name="P63" text:outline-level="2"><text:bookmark-start text:name="__RefHeading___Toc590_1742175197"/>Evaluation Methods<text:bookmark-end text:name="__RefHeading___Toc590_1742175197"/></text:h>
      <text:p text:style-name="P51">One of our objectives with this activity was to provide useful and reproducible results. To that end, we have defined our test procedu<text:span text:style-name="T10">res according to the following criteria:</text:span></text:p>
      <text:list xml:id="list201604959" text:style-name="L8">
        <text:list-item>
          <text:p text:style-name="P76">Use simple methods that do not require a lot of expensive laboratory equipment.</text:p>
        </text:list-item>
        <text:list-item>
          <text:p text:style-name="P76">Carry out the tests under realistic conditions that are representative for a setup under which the SDR devices are normally used.</text:p>
        </text:list-item>
      </text:list>
      <text:p text:style-name="P52">Such methods can not provide results with the same accuracy as measurements carried out in a professional RF laboratory. However, in order to increase confidence in our results, we cross-check the measurements using different test methods and tools. These cross-checks are described in section <text:bookmark-ref text:reference-format="number-all-superior" text:ref-name="__RefHeading___Toc636_1742175197">4</text:bookmark-ref>.</text:p>
      <text:p text:style-name="P23">Furthermore, since we use the same methods to test all devices, the results can always be used for a relative comparison between the devices, even if the absolute </text:p>
      <text:h text:style-name="P59" text:outline-level="1"><text:bookmark-start text:name="__RefHeading__540_729210063"/>Test Setup and Procedures<text:bookmark-end text:name="__RefHeading__540_729210063"/></text:h>
      <text:h text:style-name="P63" text:outline-level="2"><text:bookmark-start text:name="__RefHeading__542_729210063"/>Receiver Noise Figure<text:bookmark-end text:name="__RefHeading__542_729210063"/></text:h>
      <text:h text:style-name="P63" text:outline-level="2"><text:bookmark-start text:name="__RefHeading___Toc594_1742175197"/>Receiver Dynamic Range<text:bookmark-end text:name="__RefHeading___Toc594_1742175197"/></text:h>
      <text:p text:style-name="P45">Note: Receiver gain compression could not be measured because ADC full scale was reached before any gain compression could be observed.</text:p>
      <text:h text:style-name="P63" text:outline-level="2"><text:bookmark-start text:name="__RefHeading___Toc598_1742175197"/>Receiver Spectral Purity<text:bookmark-end text:name="__RefHeading___Toc598_1742175197"/></text:h>
      <text:h text:style-name="P63" text:outline-level="2"><text:bookmark-start text:name="__RefHeading___Toc600_1742175197"/>Transmitter Spectral Purity<text:bookmark-end text:name="__RefHeading___Toc600_1742175197"/></text:h>
      <text:h text:style-name="P63" text:outline-level="2"><text:bookmark-start text:name="__RefHeading___Toc602_1742175197"/>Transmitter Outout Power<text:bookmark-end text:name="__RefHeading___Toc602_1742175197"/></text:h>
      <text:h text:style-name="P63" text:outline-level="2"><text:bookmark-start text:name="__RefHeading___Toc604_1742175197"/>Transmitter MER<text:bookmark-end text:name="__RefHeading___Toc604_1742175197"/></text:h>
      <text:h text:style-name="P63" text:outline-level="2"><text:bookmark-start text:name="__RefHeading___Toc606_1742175197"/>Test Software<text:bookmark-end text:name="__RefHeading___Toc606_1742175197"/></text:h>
      <text:h text:style-name="P59" text:outline-level="1"><text:bookmark-start text:name="__RefHeading___Toc608_1742175197"/>Test Results<text:bookmark-end text:name="__RefHeading___Toc608_1742175197"/></text:h>
      <text:h text:style-name="P63" text:outline-level="2"><text:bookmark-start text:name="__RefHeading___Toc610_1742175197"/>RTL-SDR V3<text:bookmark-end text:name="__RefHeading___Toc610_1742175197"/></text:h>
      <text:p text:style-name="P50"><text:span text:style-name="T12">Alex: General d</text:span>escription of the device <text:span text:style-name="T12">and its</text:span> architecture</text:p>
      <text:p text:style-name="P50"><text:soft-page-break/><text:span text:style-name="T12">Sheila: Technical </text:span>spec<text:span text:style-name="T11">ifications</text:span></text:p>
      <text:h text:style-name="P65" text:outline-level="3"><text:bookmark-start text:name="__RefHeading___Toc612_1742175197"/>Receiver Noise Figure<text:bookmark-end text:name="__RefHeading___Toc612_1742175197"/></text:h>
      <text:h text:style-name="P65" text:outline-level="3"><text:bookmark-start text:name="__RefHeading___Toc614_1742175197"/>Receiver Blocking Dynamic Range<text:bookmark-end text:name="__RefHeading___Toc614_1742175197"/></text:h>
      <text:h text:style-name="P65" text:outline-level="3"><text:bookmark-start text:name="__RefHeading___Toc616_1742175197"/>Receiver Spectral Purity<text:bookmark-end text:name="__RefHeading___Toc616_1742175197"/></text:h>
      <text:h text:style-name="Heading_20_3" text:outline-level="3"><text:bookmark-start text:name="__RefHeading___Toc618_1742175197"/>Transmitter Spectral Purity<text:bookmark-end text:name="__RefHeading___Toc618_1742175197"/></text:h>
      <text:h text:style-name="P65" text:outline-level="3"><text:bookmark-start text:name="__RefHeading___Toc620_1742175197"/>Transmitter Output Power<text:bookmark-end text:name="__RefHeading___Toc620_1742175197"/></text:h>
      <text:h text:style-name="P65" text:outline-level="3"><text:bookmark-start text:name="__RefHeading___Toc622_1742175197"/>Transmitter MER<text:bookmark-end text:name="__RefHeading___Toc622_1742175197"/></text:h>
      <text:p text:style-name="P44"/>
      <text:h text:style-name="P63" text:outline-level="2"><text:bookmark-start text:name="__RefHeading___Toc624_1742175197"/>Airspy Mini<text:bookmark-end text:name="__RefHeading___Toc624_1742175197"/></text:h>
      <text:h text:style-name="P63" text:outline-level="2"><text:bookmark-start text:name="__RefHeading___Toc626_1742175197"/>SDRpla<text:span text:style-name="T4">y</text:span> RSPduo<text:bookmark-end text:name="__RefHeading___Toc626_1742175197"/></text:h>
      <text:h text:style-name="P63" text:outline-level="2"><text:bookmark-start text:name="__RefHeading___Toc628_1742175197"/>LimeSDR Mini<text:bookmark-end text:name="__RefHeading___Toc628_1742175197"/></text:h>
      <text:h text:style-name="P63" text:outline-level="2"><text:bookmark-start text:name="__RefHeading___Toc630_1742175197"/>BladeRF 2.0 Micro<text:bookmark-end text:name="__RefHeading___Toc630_1742175197"/></text:h>
      <text:h text:style-name="P63" text:outline-level="2"><text:bookmark-start text:name="__RefHeading___Toc632_1742175197"/>Ettus USRP B210<text:bookmark-end text:name="__RefHeading___Toc632_1742175197"/></text:h>
      <text:h text:style-name="P63" text:outline-level="2"><text:bookmark-start text:name="__RefHeading___Toc634_1742175197"/>PlutoSDR<text:bookmark-end text:name="__RefHeading___Toc634_1742175197"/></text:h>
      <text:h text:style-name="P64" text:outline-level="2">Device Comparions</text:h>
      <text:h text:style-name="P66" text:outline-level="3">Best Noise Figure</text:h>
      <text:h text:style-name="P66" text:outline-level="3">Dynamic Range</text:h>
      <text:p text:style-name="P53">Dynamic range at 2 or 3 noise figures.</text:p>
      <text:h text:style-name="P59" text:outline-level="1"><text:bookmark-start text:name="__RefHeading___Toc636_1742175197"/>Test Setup Verification<text:bookmark-end text:name="__RefHeading___Toc636_1742175197"/></text:h>
      <text:list xml:id="list3232215083" text:style-name="L9">
        <text:list-item>
          <text:p text:style-name="P78">We used two different methods to measure the noise figure (MDS and Y-factor)</text:p>
        </text:list-item>
        <text:list-item>
          <text:p text:style-name="P77">We used two different signal generators</text:p>
        </text:list-item>
        <text:list-item>
          <text:p text:style-name="P77">Cross check noise figure measurements at 2.4 and 5.6 GHz in wifi free zone</text:p>
        </text:list-item>
        <text:list-item>
          <text:p text:style-name="P77">Cross check measurements with the test software using another SDR software (SDR Radio V3)</text:p>
        </text:list-item>
      </text:list>
      <text:h text:style-name="Heading_20_1" text:outline-level="1"><text:bookmark-start text:name="__RefHeading__548_729210063"/><text:soft-page-break/>Conclusion<text:bookmark-end text:name="__RefHeading__548_729210063"/></text:h>
      <text:p text:style-name="Normal-text"/>
      <text:p text:style-name="Normal-text"/>
      <text:h text:style-name="P61" text:outline-level="1"><text:bookmark-start text:name="__RefHeading__550_729210063"/>Appendices<text:bookmark-end text:name="__RefHeading__550_729210063"/></text:h>
      <text:p text:style-name="Heading-Appendices">Appendix I: Heading of this appendix</text:p>
      <text:p text:style-name="Normal-text-no-indention"/>
      <text:h text:style-name="P62" text:outline-level="1"><text:bookmark-start text:name="__RefHeading__552_729210063"/>Bibliography<text:bookmark-end text:name="__RefHeading__552_729210063"/></text:h>
      <text:p text:style-name="P17">Primary sources</text:p>
      <text:p text:style-name="P17"/>
      <text:p text:style-name="P17">Secondary sources</text:p>
      <text:p text:style-name="P13"/>
      <text:p text:style-name="Bibl-Entries">Last name, first name (year): Title, Place, URL: http://www.templates.services.openoffice.org [Accessed <text:date style:data-style-name="N36" text:date-value="2019-12-19T22:15:12.251867470" text:fixed="true">19/12/2019</text:date>].</text:p>
      <text:p text:style-name="P16"/>
      <text:p text:style-name="Standard"/>
      <text:p text:style-name="P35">Curriculum vita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loext: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loext: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loext:contextual-spacing="false" fo:text-indent="0in"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loext:contextual-spacing="false" fo:text-indent="0in"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loext: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loext: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loext: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loext: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loext: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loext: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loext: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in" fo:margin-bottom="0in"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loext: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iv</text:page-number></text:p>
      </style:footer>
    </style:master-page>
    <style:master-page style:name="Textseiten" style:page-layout-name="Mpm5">
      <style:header>
        <text:p text:style-name="MP2"><text:chapter text:display="number" text:outline-level="1">5</text:chapter>. <text:chapter text:display="name" text:outline-level="1">Conclusion</text:chapter></text:p>
      </style:header>
      <style:footer>
        <text:p text:style-name="MP3"><text:page-number text:select-page="current">5</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9-12-19T22:15:13.277573586</meta:creation-date>
    <dc:language>de-DE</dc:language>
    <meta:editing-cycles>12</meta:editing-cycles>
    <meta:editing-duration>PT30M21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0-01-09T20:23:28.658880995</dc:date>
    <meta:document-statistic meta:table-count="3" meta:image-count="0" meta:object-count="0" meta:page-count="13" meta:paragraph-count="193" meta:word-count="1005" meta:character-count="6041" meta:non-whitespace-character-count="5208"/>
    <meta:user-defined meta:name="Info 2"/>
    <meta:user-defined meta:name="Info 3"/>
    <meta:user-defined meta:name="Info 4"/>
    <meta:user-defined meta:name="License">&lt;a href=" http://www.gnu.org/licenses/lgpl.html"&gt;LGPL&lt;/a&gt;</meta:user-defined>
    <meta:template xlink:type="simple" xlink:actuate="onRequest" xlink:title="Template for bachelor thesis, master thesis, course paper, seminar paper, academic paper. DIN A4 paper size" xlink:href="../../../../../Templates/template-academic-paper-thesis-windows-macos-linux-v26.ott" meta:date="2019-12-19T22:15:12.251804190"/>
  </office:meta>
</office:document-meta>
</file>